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f25" officeooo:paragraph-rsid="00192f2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y are we converting it to greyscale?</text:p>
      <text:p text:style-name="Standard"/>
      <text:p text:style-name="Standard">Converting the images to grayscale simplifies the analysis for the purpose of this exercise. The Discrete Fourier Transform (DFT) operates on intensity values, and for a grayscale image, each pixel already represents a single intensity value ranging from 0 to 255 (black to white).</text:p>
      <text:p text:style-name="Standard"/>
      <text:p text:style-name="Standard">For color images, each pixel has three intensity values representing the red, green, and blue channels. Applying the DFT to a color image would result in three sets of complex values (one for each channel), making the analysis more complex. By converting the images to grayscale, we can focus on the intensity values and the DFT's effect on them without the added complexity of color channels.</text:p>
      <text:p text:style-name="Standard"/>
      <text:p text:style-name="Standard"/>
      <text:p text:style-name="P1">Why log10?</text:p>
      <text:p text:style-name="P1">After fourier the output values are too bi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5.2$Linux_X86_64 LibreOffice_project/50$Build-2</meta:generator>
    <dc:date>2024-03-17T11:49:11.185351204</dc:date>
    <meta:editing-duration>PT1H4M38S</meta:editing-duration>
    <meta:editing-cycles>1</meta:editing-cycles>
    <meta:document-statistic meta:table-count="0" meta:image-count="0" meta:object-count="0" meta:page-count="1" meta:paragraph-count="5" meta:word-count="127" meta:character-count="765" meta:non-whitespace-character-count="643"/>
  </office:meta>
</office:document-meta>
</file>